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513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466cm" fo:min-width="6.91cm"/>
    </style:style>
    <style:style style:name="gr3" style:family="graphic" style:parent-style-name="standard">
      <style:graphic-properties svg:stroke-color="#000000" draw:fill="none" loext:fill-use-slide-background="false" draw:opacity="100%" draw:opacity-name="" draw:textarea-horizontal-align="justify" draw:textarea-vertical-align="middle" draw:auto-grow-height="false" fo:min-height="1.546cm" fo:min-width="1.296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2.375cm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56cm" fo:min-width="3.627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cm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26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2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false" draw:fit-to-size="false" style:shrink-to-fit="true" fo:min-height="1.02cm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465cm" fo:min-width="8.705cm"/>
    </style:style>
    <style:style style:name="gr25" style:family="graphic" style:parent-style-name="standard">
      <style:graphic-properties svg:stroke-color="#000000" svg:stroke-opacity="90%" draw:fill="none" loext:fill-use-slide-background="false" draw:textarea-horizontal-align="justify" draw:textarea-vertical-align="middle" draw:auto-grow-height="false" fo:min-height="4.465cm" fo:min-width="8.706cm"/>
    </style:style>
    <style:style style:name="P1" style:family="paragraph">
      <style:paragraph-properties fo:line-height="100%" fo:text-align="center"/>
      <style:text-properties fo:font-size="16pt"/>
    </style:style>
    <style:style style:name="P2" style:family="paragraph">
      <loext:graphic-properties draw:fill="none" draw:fill-color="#ffffff"/>
      <style:paragraph-properties fo:line-height="100%" fo:text-align="center"/>
      <style:text-properties fo:font-size="16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opacity="100%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P17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.5pt" style:font-size-asian="8pt" style:font-size-complex="8pt"/>
    </style:style>
    <style:style style:name="T2" style:family="text">
      <style:text-properties style:text-position="-8% 58%" fo:font-size="10.5pt" style:font-size-asian="8pt" style:font-size-complex="8pt"/>
    </style:style>
    <style:style style:name="T3" style:family="text">
      <style:text-properties style:text-position="0% 100%" fo:font-size="10.5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text-position="-8% 58%" fo:font-size="13pt" style:font-size-asian="13pt" style:font-size-complex="13pt"/>
    </style:style>
    <style:style style:name="T13" style:family="text">
      <style:text-properties style:text-position="-8%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0.763cm" svg:x="1cm" svg:y="6.815cm">
          <draw:text-box>
            <text:p text:style-name="P1"><text:span text:style-name="T1">C</text:span><text:span text:style-name="T2">6</text:span><text:span text:style-name="T3">H</text:span><text:span text:style-name="T2">12</text:span><text:span text:style-name="T3">O</text:span><text:span text:style-name="T2">6</text:span></text:p>
          </draw:text-box>
        </draw:frame>
        <draw:custom-shape draw:style-name="gr2" draw:text-style-name="P3" draw:layer="layout" svg:width="10.478cm" svg:height="6.668cm" svg:x="9.502cm" svg:y="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" draw:id="id6" draw:layer="layout" svg:width="2.54cm" svg:height="2.54cm" svg:x="10.772cm" svg:y="5.745cm">
          <text:p text:style-name="P4"><text:span text:style-name="T4">Citric Acid / </text:span><text:span text:style-name="T5">Krebs</text:span><text:span text:style-name="T4"> Cyc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2.875cm" svg:height="0.952cm" svg:x="3.305cm" svg:y="6.715cm">
          <text:p text:style-name="P6">Glycolysis</text:p>
          <draw:enhanced-geometry svg:viewBox="0 0 21600 21600" draw:type="rectangle" draw:enhanced-path="M 0 0 L 21600 0 21600 21600 0 21600 0 0 Z N"/>
        </draw:custom-shape>
        <draw:custom-shape draw:style-name="gr5" draw:text-style-name="P9" xml:id="id2" draw:id="id2" draw:layer="layout" svg:width="4.127cm" svg:height="1.906cm" svg:x="14.9cm" svg:y="6.062cm">
          <text:p text:style-name="P8"><text:span text:style-name="T6">OP</text:span></text:p>
          <text:list text:style-name="L1">
            <text:list-item>
              <text:p text:style-name="P8"><text:span text:style-name="T6">ETC</text:span></text:p>
            </text:list-item>
            <text:list-item>
              <text:p text:style-name="P8"><text:span text:style-name="T6">C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51cm" svg:height="0.579cm" draw:transform="rotate (1.5707963267949) translate (11.725cm 8.5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0" draw:layer="layout" svg:width="0.551cm" svg:height="0.579cm" draw:transform="rotate (1.5707963267949) translate (11.779cm 6.062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3" draw:layer="layout" svg:x1="2.587cm" svg:y1="7.132cm" svg:x2="3.54cm" svg:y2="7.132cm">
          <text:p/>
        </draw:line>
        <draw:line draw:style-name="gr8" draw:text-style-name="P3" draw:layer="layout" svg:x1="3.54cm" svg:y1="8.62cm" svg:x2="4.81cm" svg:y2="7.667cm">
          <text:p/>
        </draw:line>
        <draw:line draw:style-name="gr8" draw:text-style-name="P3" draw:layer="layout" svg:x1="4.74cm" svg:y1="7.667cm" svg:x2="6.01cm" svg:y2="8.62cm">
          <text:p/>
        </draw:line>
        <draw:frame draw:style-name="gr9" draw:text-style-name="P12" draw:layer="layout" svg:width="4.127cm" svg:height="0.806cm" svg:x="2.905cm" svg:y="8.62cm">
          <draw:text-box>
            <text:p text:style-name="P11"><text:span text:style-name="T6">2 ATP <text:s text:c="6"/>4 ATP</text:span></text:p>
          </draw:text-box>
        </draw:frame>
        <draw:line draw:style-name="gr10" draw:text-style-name="P3" draw:layer="layout" svg:x1="4.492cm" svg:y1="6.715cm" svg:x2="4.492cm" svg:y2="1.952cm">
          <text:p/>
        </draw:line>
        <draw:line draw:style-name="gr10" draw:text-style-name="P3" xml:id="id1" draw:id="id1" draw:layer="layout" svg:x1="4.492cm" svg:y1="1.952cm" svg:x2="16.938cm" svg:y2="1.952cm">
          <text:p/>
        </draw:line>
        <draw:connector draw:style-name="gr11" draw:text-style-name="P3" draw:layer="layout" draw:type="line" svg:x1="16.938cm" svg:y1="1.952cm" svg:x2="16.963cm" svg:y2="6.062cm" draw:start-shape="id1" draw:start-glue-point="1" draw:end-shape="id2" draw:end-glue-point="0" svg:d="M16938 1952l25 4110" svg:viewBox="0 0 26 4111">
          <text:p/>
        </draw:connector>
        <draw:frame draw:style-name="gr12" draw:text-style-name="P14" draw:layer="layout" svg:width="4.762cm" svg:height="0.763cm" svg:x="7.985cm" svg:y="1.317cm">
          <draw:text-box>
            <text:p text:style-name="P13"><text:span text:style-name="T7">2 </text:span><text:span text:style-name="T7">NAD</text:span><text:span text:style-name="T7">H</text:span></text:p>
          </draw:text-box>
        </draw:frame>
        <draw:frame draw:style-name="gr13" draw:text-style-name="P15" draw:layer="layout" svg:width="0.953cm" svg:height="0.887cm" svg:x="3.557cm" svg:y="5.445cm">
          <draw:text-box>
            <text:p><text:span text:style-name="T8">H+ </text:span></text:p>
            <text:p><text:span text:style-name="T8">e-</text:span></text:p>
          </draw:text-box>
        </draw:frame>
        <draw:frame draw:style-name="gr12" draw:text-style-name="P15" draw:layer="layout" svg:width="1.27cm" svg:height="0.635cm" svg:x="4.492cm" svg:y="5.445cm">
          <draw:text-box>
            <text:p><text:span text:style-name="T9">NAD</text:span></text:p>
          </draw:text-box>
        </draw:frame>
        <draw:connector draw:style-name="gr14" draw:text-style-name="P3" draw:layer="layout" draw:type="line" svg:x1="6.18cm" svg:y1="7.191cm" svg:x2="7.031cm" svg:y2="7.189cm" draw:start-shape="id3" draw:start-glue-point="1" draw:end-shape="id4" svg:d="M6180 7191l851-2" svg:viewBox="0 0 852 3">
          <text:p/>
        </draw:connector>
        <draw:frame draw:style-name="gr15" draw:text-style-name="P12" xml:id="id4" draw:id="id4" draw:layer="layout" svg:width="2.224cm" svg:height="0.645cm" svg:x="7.031cm" svg:y="6.867cm">
          <draw:text-box>
            <text:p><text:span text:style-name="T10">2 Pyruvate</text:span></text:p>
          </draw:text-box>
        </draw:frame>
        <draw:connector draw:style-name="gr14" draw:text-style-name="P3" draw:layer="layout" draw:type="line" svg:x1="9.255cm" svg:y1="7.189cm" svg:x2="10.377cm" svg:y2="5.703cm" draw:start-shape="id4" draw:start-glue-point="1" svg:d="M9255 7189l1122-1486" svg:viewBox="0 0 1123 1487">
          <text:p/>
        </draw:connector>
        <draw:frame draw:style-name="gr16" draw:text-style-name="P16" draw:layer="layout" svg:width="2.812cm" svg:height="0.662cm" draw:transform="rotate (0.628318530717959) translate (10.133cm 5.679cm)">
          <draw:text-box>
            <text:p><text:span text:style-name="T11">2 </text:span><text:span text:style-name="T11">Acetyl </text:span><text:span text:style-name="T11">CoA</text:span></text:p>
          </draw:text-box>
        </draw:frame>
        <draw:line draw:style-name="gr17" draw:text-style-name="P3" draw:layer="layout" svg:x1="11.16cm" svg:y1="5.445cm" svg:x2="11.795cm" svg:y2="5.762cm">
          <text:p/>
        </draw:line>
        <draw:line draw:style-name="gr10" draw:text-style-name="P3" draw:layer="layout" svg:x1="9.89cm" svg:y1="6.397cm" svg:x2="9.89cm" svg:y2="3.54cm">
          <text:p/>
        </draw:line>
        <draw:line draw:style-name="gr10" draw:text-style-name="P3" xml:id="id5" draw:id="id5" draw:layer="layout" svg:x1="9.89cm" svg:y1="3.54cm" svg:x2="16.24cm" svg:y2="3.54cm">
          <text:p/>
        </draw:line>
        <draw:connector draw:style-name="gr18" draw:text-style-name="P3" draw:layer="layout" draw:type="line" svg:x1="16.24cm" svg:y1="3.54cm" svg:x2="16.963cm" svg:y2="6.062cm" draw:start-shape="id5" draw:start-glue-point="1" draw:end-shape="id2" draw:end-glue-point="0" svg:d="M16240 3540l723 2522" svg:viewBox="0 0 724 2523">
          <text:p/>
        </draw:connector>
        <draw:frame draw:style-name="gr12" draw:text-style-name="P14" draw:layer="layout" svg:width="4.762cm" svg:height="0.763cm" svg:x="10.485cm" svg:y="2.918cm">
          <draw:text-box>
            <text:p text:style-name="P13"><text:span text:style-name="T7">2 </text:span><text:span text:style-name="T7">N</text:span><text:span text:style-name="T7">A</text:span><text:span text:style-name="T7">D</text:span><text:span text:style-name="T7">H</text:span></text:p>
          </draw:text-box>
        </draw:frame>
        <draw:line draw:style-name="gr19" draw:text-style-name="P3" draw:layer="layout" svg:x1="9.89cm" svg:y1="6.397cm" svg:x2="9.89cm" svg:y2="10.842cm">
          <text:p/>
        </draw:line>
        <draw:frame draw:style-name="gr12" draw:text-style-name="P15" draw:layer="layout" svg:width="1.905cm" svg:height="0.763cm" svg:x="8.937cm" svg:y="10.842cm">
          <draw:text-box>
            <text:p><text:span text:style-name="T7">2 CO</text:span><text:span text:style-name="T12">2</text:span></text:p>
          </draw:text-box>
        </draw:frame>
        <draw:line draw:style-name="gr20" draw:text-style-name="P3" draw:layer="layout" svg:x1="13.382cm" svg:y1="7.032cm" svg:x2="14.97cm" svg:y2="7.032cm">
          <text:p text:style-name="P17"><text:span text:style-name="T9">6 </text:span><text:span text:style-name="T9">NA</text:span><text:span text:style-name="T9">D</text:span><text:span text:style-name="T9">H</text:span></text:p>
          <text:p text:style-name="P17"><text:span text:style-name="T9">2F</text:span><text:span text:style-name="T9">AD</text:span><text:span text:style-name="T9">H</text:span><text:span text:style-name="T13">2</text:span></text:p>
        </draw:line>
        <draw:connector draw:style-name="gr21" draw:text-style-name="P3" draw:layer="layout" draw:type="line" svg:x1="11.144cm" svg:y1="7.913cm" svg:x2="11.79cm" svg:y2="10.843cm" draw:start-shape="id6" draw:start-glue-point="7" draw:end-shape="id7" draw:end-glue-point="0" svg:d="M11144 7913l646 2930" svg:viewBox="0 0 647 2931">
          <text:p/>
        </draw:connector>
        <draw:frame draw:style-name="gr12" draw:text-style-name="P15" xml:id="id7" draw:id="id7" draw:layer="layout" svg:width="1.905cm" svg:height="0.763cm" svg:x="10.838cm" svg:y="10.843cm">
          <draw:text-box>
            <text:p><text:span text:style-name="T7">4 CO</text:span><text:span text:style-name="T12">2</text:span></text:p>
          </draw:text-box>
        </draw:frame>
        <draw:connector draw:style-name="gr22" draw:text-style-name="P3" draw:layer="layout" draw:type="line" svg:x1="12.94cm" svg:y1="7.913cm" svg:x2="13.508cm" svg:y2="11.01cm" draw:start-shape="id6" draw:start-glue-point="9" svg:d="M12940 7913l568 3097" svg:viewBox="0 0 569 3098">
          <text:p/>
        </draw:connector>
        <draw:frame draw:style-name="gr23" draw:text-style-name="P15" draw:layer="layout" svg:width="1.905cm" svg:height="0.953cm" svg:x="13.065cm" svg:y="10.842cm">
          <draw:text-box>
            <text:p><text:span text:style-name="T7">2 </text:span><text:span text:style-name="T7">A</text:span><text:span text:style-name="T7">T</text:span><text:span text:style-name="T7">P</text:span></text:p>
          </draw:text-box>
        </draw:frame>
        <draw:custom-shape draw:style-name="gr24" draw:text-style-name="P3" draw:layer="layout" svg:width="13.017cm" svg:height="6.667cm" svg:x="5.127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6.709cm" svg:y1="7.985cm" svg:x2="15.287cm" svg:y2="12.379cm">
          <text:p/>
        </draw:line>
        <draw:line draw:style-name="gr10" draw:text-style-name="P3" draw:layer="layout" svg:x1="16.687cm" svg:y1="7.984cm" svg:x2="18.109cm" svg:y2="14.766cm">
          <text:p/>
        </draw:line>
        <draw:custom-shape draw:style-name="gr25" draw:text-style-name="P3" draw:layer="layout" svg:width="13.018cm" svg:height="6.667cm" svg:x="5.127cm" svg:y="11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5:32:32.066597795</meta:creation-date>
    <dc:date>2022-12-11T16:07:36.771216288</dc:date>
    <meta:editing-duration>PT35M5S</meta:editing-duration>
    <meta:editing-cycles>1</meta:editing-cycles>
    <meta:document-statistic meta:object-count="37"/>
    <meta:generator>LibreOffice/7.4.3.2$Linux_X86_64 LibreOffice_project/40$Build-2</meta:generator>
  </office:meta>
</office:document-meta>
</file>